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5000002CC9C7BB02AA8B9ACD3.png" manifest:media-type="image/png"/>
  <manifest:file-entry manifest:full-path="Pictures/100000000000026D000003029702F835420577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1.02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1.02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243cm" fo:min-width="1.02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941cm" fo:min-width="1.02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227cm" fo:min-width="1.02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63cm" fo:min-width="1.024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6.842cm" svg:y="5.31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7.858cm" svg:y="6.33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8.62cm" svg:y="5.31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6.461cm" svg:y="8.23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2.43cm" svg:y="7.85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9.509cm" svg:y="7.73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652cm" svg:y="5.95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3.446cm" svg:y="5.44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6.588cm" svg:y="6.46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8.62cm" svg:y="9.76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525cm" svg:y="8.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4.589cm" svg:y="6.71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2.176cm" svg:y="9.12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906cm" svg:y="9.6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1.033cm" svg:y="7.22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24cm" svg:height="3.175cm" svg:x="3.286cm" svg:y="10.398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3.175cm" svg:x="5.953cm" svg:y="11.795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3.175cm" svg:x="9.382cm" svg:y="12.303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2.811cm" svg:y="10.01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3" draw:text-style-name="P3" draw:layer="layout" svg:width="17.336cm" svg:height="21.495cm" svg:x="3.254cm" svg:y="3.54cm">
          <draw:image xlink:href="Pictures/100000000000026D000003029702F835420577AF.png" xlink:type="simple" xlink:show="embed" xlink:actuate="onLoad">
            <text:p/>
          </draw:image>
        </draw:frame>
        <draw:custom-shape draw:style-name="gr4" draw:text-style-name="P4" draw:layer="layout" svg:width="1.524cm" svg:height="8.001cm" svg:x="1.508cm" svg:y="4.556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24cm" svg:height="7.493cm" svg:x="1.508cm" svg:y="12.938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4.191cm" svg:x="1.508cm" svg:y="20.812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906cm" svg:y="10.77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8.145cm" svg:y="5.19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4.683cm" svg:y="10.14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1.414cm" svg:y="7.73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8.239cm" svg:y="21.44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6.494cm" svg:y="22.20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4.843cm" svg:y="17.12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398cm" svg:y="18.27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2.176cm" svg:y="25.1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3.192cm" svg:y="21.82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652cm" svg:y="21.82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4.208cm" svg:y="20.0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5.351cm" svg:y="14.335cm">
          <text:p text:style-name="P1"><text:span text:style-name="T1">1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144cm" svg:y="15.09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8.399cm" svg:y="20.431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3" draw:text-style-name="P3" draw:layer="layout" svg:width="17.652cm" svg:height="18.237cm" svg:x="2.778cm" svg:y="4.48cm">
          <draw:image xlink:href="Pictures/10000000000002B5000002CC9C7BB02AA8B9ACD3.png" xlink:type="simple" xlink:show="embed" xlink:actuate="onLoad">
            <text:p/>
          </draw:image>
        </draw:frame>
        <draw:custom-shape draw:style-name="gr1" draw:text-style-name="P2" draw:layer="layout" svg:width="0.635cm" svg:height="0.635cm" svg:x="4.302cm" svg:y="5.4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8.272cm" svg:y="9.8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24cm" svg:height="8.001cm" svg:x="1cm" svg:y="4.17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6.477cm" svg:x="1cm" svg:y="12.55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3.313cm" svg:x="1cm" svg:y="19.531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635cm" svg:x="10.652cm" svg:y="8.11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4.716cm" svg:y="19.66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6.334cm" svg:y="20.68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6.969cm" svg:y="15.22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0.652cm" svg:y="22.84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9.382cm" svg:y="19.92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2.176cm" svg:y="19.796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8.112cm" svg:y="19.41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1.287cm" svg:y="13.573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7.985cm" svg:y="12.93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4.429cm" svg:y="18.653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0:29:49.170586383</meta:creation-date>
    <dc:date>2017-12-15T10:46:22.670943297</dc:date>
    <meta:editing-duration>PT16M31S</meta:editing-duration>
    <meta:editing-cycles>5</meta:editing-cycles>
    <meta:generator>LibreOffice/5.4.3.2$Linux_X86_64 LibreOffice_project/40m0$Build-2</meta:generator>
    <meta:document-statistic meta:object-count="55"/>
  </office:meta>
</office:document-meta>
</file>